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051cm" fo:min-width="1.64cm" fo:padding-top="0.15cm" fo:padding-bottom="0.15cm" fo:padding-left="0.275cm" fo:padding-right="0.275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="none" fo:min-height="0.337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22cm" fo:min-width="2.4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472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22cm" fo:min-width="3.2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901cm" fo:min-width="4.104cm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0.47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style:text-autospace="none"/>
    </style:style>
    <style:style style:name="P6" style:family="paragraph">
      <loext:graphic-properties draw:fill="none"/>
      <style:paragraph-properties fo:text-align="center" style:text-autospace="none"/>
      <style:text-properties style:font-name="Times New Roman" fo:font-size="12pt" style:font-size-asian="12pt" style:font-size-complex="12pt"/>
    </style:style>
    <style:style style:name="P7" style:family="paragraph">
      <loext:graphic-properties draw:fill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variant="normal" fo:text-transform="none" fo:color="#0000ff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b91af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08080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f008a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1.5cm" svg:x="7.199cm" svg:y="4.678cm">
          <text:p text:style-name="P1"><text:span text:style-name="T1">Начало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3" draw:id="id3" draw:layer="layout" svg:width="3.6cm" svg:height="1.35cm" svg:x="1.799cm" svg:y="9.728cm">
          <text:p text:style-name="P1"><text:span text:style-name="T1">Возврат 1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9.199cm" svg:y1="6.178cm" svg:x2="9.199cm" svg:y2="7.078cm" draw:start-shape="id1" draw:start-glue-point="6" draw:end-shape="id2" draw:end-glue-point="4" svg:d="M9199 6178v900" svg:viewBox="0 0 1 901">
          <text:p/>
        </draw:connector>
        <draw:connector draw:style-name="gr3" draw:text-style-name="P1" draw:layer="layout" svg:x1="3.599cm" svg:y1="11.078cm" svg:x2="4.199cm" svg:y2="14.728cm" draw:start-shape="id3" draw:start-glue-point="8" draw:end-shape="id4" draw:end-glue-point="5" svg:d="M3599 11078v3650h600" svg:viewBox="0 0 601 3651">
          <text:p/>
        </draw:connector>
        <draw:connector draw:style-name="gr3" draw:text-style-name="P1" draw:layer="layout" svg:x1="6.249cm" svg:y1="8.099cm" svg:x2="3.599cm" svg:y2="9.728cm" draw:start-shape="id2" draw:start-glue-point="5" draw:end-shape="id3" draw:end-glue-point="5" svg:d="M6249 8099h-2650v1629" svg:viewBox="0 0 2651 1630">
          <text:p/>
        </draw:connector>
        <draw:custom-shape draw:style-name="gr1" draw:text-style-name="P2" xml:id="id4" draw:id="id4" draw:layer="layout" svg:width="4cm" svg:height="1.5cm" svg:x="4.199cm" svg:y="13.978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xml:id="id8" draw:id="id8" draw:layer="layout" svg:x1="9.199cm" svg:y1="12.728cm" svg:x2="8.199cm" svg:y2="14.728cm" draw:start-shape="id5" draw:start-glue-point="8" draw:end-shape="id4" draw:end-glue-point="7" svg:d="M9199 12728v2000h-1000" svg:viewBox="0 0 1001 2001">
          <text:p/>
        </draw:connector>
        <draw:frame draw:style-name="gr4" draw:text-style-name="P5" draw:layer="layout" svg:width="7.419cm" svg:height="0.587cm" svg:x="5.796cm" svg:y="3.791cm">
          <draw:text-box>
            <text:p text:style-name="P4"><text:span text:style-name="T2">bool</text:span><text:span text:style-name="T3"> tree_equality(</text:span><text:span text:style-name="T4">node</text:span><text:span text:style-name="T3"> *</text:span><text:span text:style-name="T5">p1</text:span><text:span text:style-name="T3">, </text:span><text:span text:style-name="T4">node</text:span><text:span text:style-name="T3"> *</text:span><text:span text:style-name="T5">p2</text:span><text:span text:style-name="T3">)</text:span></text:p>
          </draw:text-box>
        </draw:frame>
        <draw:custom-shape draw:style-name="gr5" draw:text-style-name="P6" xml:id="id2" draw:id="id2" draw:layer="layout" svg:width="5.9cm" svg:height="2.042cm" svg:x="6.249cm" svg:y="7.078cm">
          <text:p text:style-name="P4"><text:span text:style-name="T5">p1</text:span><text:span text:style-name="T3"> == </text:span><text:span text:style-name="T6">NULL</text:span><text:span text:style-name="T3"> &amp;&amp; </text:span><text:span text:style-name="T5">p2</text:span><text:span text:style-name="T3"> == </text:span><text:span text:style-name="T6">NULL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7" draw:layer="layout" svg:width="0.993cm" svg:height="0.722cm" svg:x="4.899cm" svg:y="7.378cm">
          <draw:text-box>
            <text:p><text:span text:style-name="T1">Да</text:span></text:p>
          </draw:text-box>
        </draw:frame>
        <draw:custom-shape draw:style-name="gr7" draw:text-style-name="P6" xml:id="id6" draw:id="id6" draw:layer="layout" svg:width="7.5cm" svg:height="2.042cm" svg:x="10.699cm" svg:y="9.236cm">
          <text:p text:style-name="P4"><text:span text:style-name="T5"><text:s/></text:span><text:span text:style-name="T5">p1</text:span><text:span text:style-name="T3"> != </text:span><text:span text:style-name="T6">NULL</text:span><text:span text:style-name="T3"> &amp;&amp; </text:span><text:span text:style-name="T5">p2</text:span><text:span text:style-name="T3"> != </text:span><text:span text:style-name="T6">NULL</text:span><text:span text:style-name="T3"> &amp;&amp; </text:span></text:p>
          <text:p text:style-name="P4"><text:span text:style-name="T5"><text:s/></text:span><text:span text:style-name="T5">p1</text:span><text:span text:style-name="T3">-&gt;info == </text:span><text:span text:style-name="T5">p2</text:span><text:span text:style-name="T3">-&gt;info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2.149cm" svg:y1="8.099cm" svg:x2="14.449cm" svg:y2="9.236cm" draw:start-shape="id2" draw:start-glue-point="7" draw:end-shape="id6" draw:end-glue-point="4" svg:d="M12149 8099h2300v1137" svg:viewBox="0 0 2301 1138">
          <text:p/>
        </draw:connector>
        <draw:custom-shape draw:style-name="gr8" draw:text-style-name="P3" xml:id="id7" draw:id="id7" draw:layer="layout" svg:width="7.65cm" svg:height="2.2cm" svg:x="10.619cm" svg:y="11.878cm">
          <text:p text:style-name="P1"><text:span text:style-name="T1">Возврат</text:span></text:p>
          <text:p text:style-name="P4"><text:span text:style-name="T3">tree_equality(</text:span><text:span text:style-name="T5">p1</text:span><text:span text:style-name="T3">-&gt;rl, </text:span><text:span text:style-name="T5">p2</text:span><text:span text:style-name="T3">-&gt;rl) &amp;&amp; </text:span></text:p>
          <text:p text:style-name="P4"><text:span text:style-name="T3">tree_equality(</text:span><text:span text:style-name="T5">p1</text:span><text:span text:style-name="T3">-&gt;ll, </text:span><text:span text:style-name="T5">p2</text:span><text:span text:style-name="T3">-&gt;ll)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14.449cm" svg:y1="11.278cm" svg:x2="14.444cm" svg:y2="11.878cm" draw:start-shape="id6" draw:start-glue-point="6" draw:end-shape="id7" draw:end-glue-point="5" svg:d="M14449 11278v301h-5v299" svg:viewBox="0 0 6 601">
          <text:p/>
        </draw:connector>
        <draw:frame draw:style-name="gr6" draw:text-style-name="P7" draw:layer="layout" svg:width="0.993cm" svg:height="0.722cm" svg:x="14.406cm" svg:y="11.178cm">
          <draw:text-box>
            <text:p><text:span text:style-name="T1">Да</text:span></text:p>
          </draw:text-box>
        </draw:frame>
        <draw:frame draw:style-name="gr9" draw:text-style-name="P7" draw:layer="layout" svg:width="1.19cm" svg:height="0.721cm" svg:x="9.506cm" svg:y="9.557cm">
          <draw:text-box>
            <text:p><text:span text:style-name="T1">Нет</text:span></text:p>
          </draw:text-box>
        </draw:frame>
        <draw:custom-shape draw:style-name="gr2" draw:text-style-name="P3" xml:id="id5" draw:id="id5" draw:layer="layout" svg:width="3.6cm" svg:height="1.35cm" svg:x="7.399cm" svg:y="11.378cm">
          <text:p text:style-name="P1"><text:span text:style-name="T1">Возврат 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10.699cm" svg:y1="10.257cm" svg:x2="9.199cm" svg:y2="11.378cm" draw:start-shape="id6" draw:start-glue-point="5" draw:end-shape="id5" draw:end-glue-point="5" svg:d="M10699 10257h-1500v1121" svg:viewBox="0 0 1501 1122">
          <text:p/>
        </draw:connector>
        <draw:frame draw:style-name="gr9" draw:text-style-name="P7" draw:layer="layout" svg:width="1.293cm" svg:height="0.721cm" svg:x="12.403cm" svg:y="7.457cm">
          <draw:text-box>
            <text:p><text:span text:style-name="T1">Нет</text:span></text:p>
          </draw:text-box>
        </draw:frame>
        <draw:connector draw:style-name="gr3" draw:text-style-name="P1" draw:layer="layout" svg:x1="14.444cm" svg:y1="14.078cm" svg:x2="9.199cm" svg:y2="14.728cm" draw:start-shape="id7" draw:start-glue-point="8" draw:end-shape="id8" draw:end-glue-point="0" svg:d="M14444 14078v650h-5245" svg:viewBox="0 0 5246 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178cm" fo:margin-bottom="0.009cm" fo:margin-left="0.096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9-04-19T15:55:23.479000000</dc:date>
    <meta:editing-duration>PT4H15M41S</meta:editing-duration>
    <meta:editing-cycles>26</meta:editing-cycles>
    <meta:generator>LibreOffice/6.1.1.2$Windows_X86_64 LibreOffice_project/5d19a1bfa650b796764388cd8b33a5af1f5baa1b</meta:generator>
    <meta:document-statistic meta:object-count="20"/>
  </office:meta>
</office:document-meta>
</file>